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fo:font-weight="bold" officeooo:rsid="001bda41" officeooo:paragraph-rsid="001bda41"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language="fr" fo:country="FR" officeooo:rsid="001bda41" officeooo:paragraph-rsid="001bda41" style:font-size-asian="12.25pt" style:font-size-complex="14pt"/>
    </style:style>
    <style:style style:name="P3" style:family="paragraph" style:parent-style-name="Standard">
      <style:paragraph-properties fo:text-align="center" style:justify-single-word="false"/>
      <style:text-properties fo:font-size="14pt" fo:language="fr" fo:country="FR" officeooo:rsid="001cf739" officeooo:paragraph-rsid="001cf739" style:font-size-asian="12.25pt" style:font-size-complex="14pt"/>
    </style:style>
    <style:style style:name="P4" style:family="paragraph" style:parent-style-name="Standard">
      <style:paragraph-properties fo:text-align="center" style:justify-single-word="false"/>
      <style:text-properties fo:font-size="14pt" fo:language="fr" fo:country="FR" officeooo:rsid="001e2430" officeooo:paragraph-rsid="001e2430" style:font-size-asian="12.25pt" style:font-size-complex="14pt"/>
    </style:style>
    <style:style style:name="P5" style:family="paragraph" style:parent-style-name="Standard">
      <style:paragraph-properties fo:text-align="center" style:justify-single-word="false"/>
      <style:text-properties fo:font-size="14pt" fo:language="fr" fo:country="FR" officeooo:rsid="0020d2c8" officeooo:paragraph-rsid="0020d2c8" style:font-size-asian="12.25pt" style:font-size-complex="14pt"/>
    </style:style>
    <style:style style:name="P6" style:family="paragraph" style:parent-style-name="Standard">
      <style:paragraph-properties fo:text-align="center" style:justify-single-word="false"/>
      <style:text-properties fo:font-size="14pt" fo:language="fr" fo:country="FR" officeooo:rsid="00223b9b" officeooo:paragraph-rsid="00223b9b" style:font-size-asian="12.25pt" style:font-size-complex="14pt"/>
    </style:style>
    <style:style style:name="P7" style:family="paragraph" style:parent-style-name="Standard">
      <style:paragraph-properties fo:text-align="center" style:justify-single-word="false"/>
      <style:text-properties fo:font-size="14pt" fo:language="fr" fo:country="FR" officeooo:rsid="0024d127" officeooo:paragraph-rsid="0024d127" style:font-size-asian="12.25pt" style:font-size-complex="14pt"/>
    </style:style>
    <style:style style:name="P8" style:family="paragraph" style:parent-style-name="Standard">
      <style:paragraph-properties fo:text-align="center" style:justify-single-word="false"/>
      <style:text-properties fo:font-size="14pt" fo:language="fr" fo:country="FR" fo:font-weight="bold" officeooo:rsid="001bda41" officeooo:paragraph-rsid="001bda41"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language="fr" fo:country="FR" fo:font-weight="bold" officeooo:rsid="00223b9b" officeooo:paragraph-rsid="00223b9b"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fr" fo:country="FR" fo:font-weight="bold" officeooo:rsid="0027f52f" officeooo:paragraph-rsid="0027f52f"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fr" fo:country="FR" fo:font-weight="bold" officeooo:rsid="003626b2" officeooo:paragraph-rsid="003626b2"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language="fr" fo:country="FR" fo:font-weight="normal" officeooo:rsid="0027f52f" officeooo:paragraph-rsid="0027f52f"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language="fr" fo:country="FR" fo:font-weight="normal" officeooo:rsid="00287474" officeooo:paragraph-rsid="00287474"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language="fr" fo:country="FR" fo:font-weight="normal" officeooo:rsid="002a03cd" officeooo:paragraph-rsid="002a03cd"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language="fr" fo:country="FR" fo:font-weight="normal" officeooo:rsid="002ad0d0" officeooo:paragraph-rsid="002ad0d0"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language="fr" fo:country="FR" fo:font-weight="normal" officeooo:rsid="002cbdf5" officeooo:paragraph-rsid="002cbdf5"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4pt" fo:language="fr" fo:country="FR" fo:font-weight="normal" officeooo:rsid="002dd9a2" officeooo:paragraph-rsid="002dd9a2"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language="fr" fo:country="FR" fo:font-weight="normal" officeooo:rsid="0031f029" officeooo:paragraph-rsid="0031f029"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font-size="14pt" fo:language="fr" fo:country="FR" fo:font-weight="normal" officeooo:rsid="003626b2" officeooo:paragraph-rsid="003626b2"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4pt" fo:language="fr" fo:country="FR" fo:font-weight="normal" officeooo:rsid="0037e163" officeooo:paragraph-rsid="0037e16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language="fr" fo:country="FR" fo:font-weight="normal" officeooo:rsid="0038e92c" officeooo:paragraph-rsid="0038e92c"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14pt" fo:language="fr" fo:country="FR" fo:font-weight="normal" officeooo:rsid="00394081" officeooo:paragraph-rsid="00394081"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language="fr" fo:country="FR" fo:font-weight="normal" officeooo:rsid="003b2956" officeooo:paragraph-rsid="003b2956" style:font-size-asian="12.25pt" style:font-weight-asian="normal" style:font-size-complex="14pt" style:font-weight-complex="normal"/>
    </style:style>
    <style:style style:name="P24" style:family="paragraph" style:parent-style-name="Standard">
      <style:paragraph-properties fo:text-align="center" style:justify-single-word="false"/>
      <style:text-properties fo:font-size="14pt" fo:language="fr" fo:country="FR" fo:font-style="italic" fo:font-weight="normal" officeooo:rsid="002a03cd" officeooo:paragraph-rsid="002a03cd"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fo:font-size="14pt" fo:language="fr" fo:country="FR" fo:font-style="italic" fo:font-weight="normal" officeooo:rsid="003626b2" officeooo:paragraph-rsid="003626b2"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center" style:justify-single-word="false"/>
      <style:text-properties fo:font-size="14pt" fo:language="fr" fo:country="FR" fo:font-style="italic" fo:font-weight="normal" officeooo:rsid="0041884c" officeooo:paragraph-rsid="0041884c"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center" style:justify-single-word="false"/>
      <style:text-properties fo:font-size="14pt" fo:language="fr" fo:country="FR" fo:font-style="italic" fo:font-weight="normal" officeooo:rsid="00427b71" officeooo:paragraph-rsid="00427b71"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center" style:justify-single-word="false"/>
      <style:text-properties fo:font-size="14pt" fo:language="fr" fo:country="FR" fo:font-style="italic" fo:font-weight="normal" officeooo:rsid="00441dcb" officeooo:paragraph-rsid="00441dcb"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fo:font-size="14pt" fo:language="fr" fo:country="FR" fo:font-style="italic" fo:font-weight="normal" officeooo:rsid="004895a1" officeooo:paragraph-rsid="004895a1" style:font-size-asian="12.25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fo:font-size="14pt" fo:language="fr" fo:country="FR" fo:font-weight="normal" officeooo:rsid="003b2956" officeooo:paragraph-rsid="003b2956"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size="14pt" fo:language="fr" fo:country="FR" fo:font-weight="normal" officeooo:rsid="0038e92c" officeooo:paragraph-rsid="0038e92c" style:font-size-asian="12.25pt" style:font-weight-asian="normal" style:font-size-complex="14pt" style:font-weight-complex="normal"/>
    </style:style>
    <style:style style:name="P32" style:family="paragraph" style:parent-style-name="Standard">
      <style:paragraph-properties fo:text-align="center" style:justify-single-word="false"/>
      <style:text-properties fo:font-size="14pt" fo:language="fr" fo:country="FR" fo:font-style="italic" fo:font-weight="normal" officeooo:rsid="0041884c" officeooo:paragraph-rsid="0041884c" style:font-size-asian="12.25pt" style:font-style-asian="italic" style:font-weight-asian="normal" style:font-size-complex="14pt" style:font-style-complex="italic" style:font-weight-complex="normal"/>
    </style:style>
    <style:style style:name="P33" style:family="paragraph" style:parent-style-name="Standard">
      <style:paragraph-properties fo:text-align="center" style:justify-single-word="false"/>
      <style:text-properties fo:font-size="14pt" fo:language="fr" fo:country="FR" fo:font-style="italic" fo:font-weight="normal" officeooo:rsid="0041987f" officeooo:paragraph-rsid="0041987f" style:font-size-asian="12.25pt" style:font-style-asian="italic" style:font-weight-asian="normal" style:font-size-complex="14pt" style:font-style-complex="italic" style:font-weight-complex="normal"/>
    </style:style>
    <style:style style:name="P34" style:family="paragraph" style:parent-style-name="Standard">
      <style:paragraph-properties fo:text-align="center" style:justify-single-word="false"/>
      <style:text-properties fo:color="#000000" loext:opacity="100%" fo:font-size="14pt" fo:language="fr" fo:country="FR" fo:font-style="normal" fo:font-weight="normal" officeooo:rsid="0041987f" officeooo:paragraph-rsid="0041987f" fo:background-color="#ffffff"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color="#000000" loext:opacity="100%" style:text-position="0% 100%" fo:font-size="14pt" fo:language="fr" fo:country="FR" fo:font-style="normal" fo:font-weight="normal" officeooo:rsid="00494da4" officeooo:paragraph-rsid="00494da4" fo:background-color="#ffffff" style:font-size-asian="12.25pt" style:font-style-asian="normal" style:font-weight-asian="normal" style:font-size-complex="14pt" style:font-style-complex="normal" style:font-weight-complex="normal"/>
    </style:style>
    <style:style style:name="T1" style:family="text">
      <style:text-properties officeooo:rsid="002016da"/>
    </style:style>
    <style:style style:name="T2" style:family="text">
      <style:text-properties officeooo:rsid="0020d2c8"/>
    </style:style>
    <style:style style:name="T3" style:family="text">
      <style:text-properties fo:background-color="#ffff00" loext:char-shading-value="0"/>
    </style:style>
    <style:style style:name="T4" style:family="text">
      <style:text-properties officeooo:rsid="002334c5"/>
    </style:style>
    <style:style style:name="T5" style:family="text">
      <style:text-properties officeooo:rsid="0024a636"/>
    </style:style>
    <style:style style:name="T6" style:family="text">
      <style:text-properties officeooo:rsid="00267dd6"/>
    </style:style>
    <style:style style:name="T7" style:family="text">
      <style:text-properties officeooo:rsid="002cc91e"/>
    </style:style>
    <style:style style:name="T8" style:family="text">
      <style:text-properties officeooo:rsid="002dd9a2"/>
    </style:style>
    <style:style style:name="T9" style:family="text">
      <style:text-properties officeooo:rsid="002df095"/>
    </style:style>
    <style:style style:name="T10" style:family="text">
      <style:text-properties officeooo:rsid="002e9aa8"/>
    </style:style>
    <style:style style:name="T11" style:family="text">
      <style:text-properties officeooo:rsid="002f3bfe"/>
    </style:style>
    <style:style style:name="T12" style:family="text">
      <style:text-properties officeooo:rsid="002fc1b6"/>
    </style:style>
    <style:style style:name="T13" style:family="text">
      <style:text-properties officeooo:rsid="0030c3a5"/>
    </style:style>
    <style:style style:name="T14" style:family="text">
      <style:text-properties officeooo:rsid="0032d7fd"/>
    </style:style>
    <style:style style:name="T15" style:family="text">
      <style:text-properties officeooo:rsid="0037bc11"/>
    </style:style>
    <style:style style:name="T16" style:family="text">
      <style:text-properties officeooo:rsid="003b2595"/>
    </style:style>
    <style:style style:name="T17" style:family="text">
      <style:text-properties fo:color="#c9211e" loext:opacity="100%" officeooo:rsid="003b2595" fo:background-color="#ffff00" loext:char-shading-value="0"/>
    </style:style>
    <style:style style:name="T18" style:family="text">
      <style:text-properties fo:color="#000000" loext:opacity="100%" fo:background-color="#ffffff" loext:char-shading-value="0"/>
    </style:style>
    <style:style style:name="T19" style:family="text">
      <style:text-properties fo:color="#000000" loext:opacity="100%" officeooo:rsid="003b2595" fo:background-color="#ffffff" loext:char-shading-value="0"/>
    </style:style>
    <style:style style:name="T20" style:family="text">
      <style:text-properties fo:color="#000000" loext:opacity="100%" officeooo:rsid="003c1d26" fo:background-color="#ffffff" loext:char-shading-value="0"/>
    </style:style>
    <style:style style:name="T21" style:family="text">
      <style:text-properties fo:color="#000000" loext:opacity="100%" officeooo:rsid="003c90b2" fo:background-color="#ffffff" loext:char-shading-value="0"/>
    </style:style>
    <style:style style:name="T22" style:family="text">
      <style:text-properties fo:color="#000000" loext:opacity="100%" officeooo:rsid="003dc7eb" fo:background-color="#ffffff" loext:char-shading-value="0"/>
    </style:style>
    <style:style style:name="T23" style:family="text">
      <style:text-properties fo:color="#000000" loext:opacity="100%" fo:font-style="normal" fo:background-color="#ffffff" loext:char-shading-value="0" style:font-style-asian="normal" style:font-style-complex="normal"/>
    </style:style>
    <style:style style:name="T24" style:family="text">
      <style:text-properties fo:color="#000000" loext:opacity="100%" style:text-position="super 58%" fo:font-style="normal" fo:background-color="#ffffff" loext:char-shading-value="0" style:font-style-asian="normal" style:font-style-complex="normal"/>
    </style:style>
    <style:style style:name="T25" style:family="text">
      <style:text-properties fo:color="#000000" loext:opacity="100%" style:text-position="0% 100%" fo:font-style="normal" fo:background-color="#ffffff" loext:char-shading-value="0" style:font-style-asian="normal" style:font-style-complex="normal"/>
    </style:style>
    <style:style style:name="T26" style:family="text">
      <style:text-properties fo:color="#000000" loext:opacity="100%" style:text-position="0% 100%" fo:font-style="normal" officeooo:rsid="00441dcb" fo:background-color="#ffffff" loext:char-shading-value="0" style:font-style-asian="normal" style:font-style-complex="normal"/>
    </style:style>
    <style:style style:name="T27" style:family="text">
      <style:text-properties fo:color="#000000" loext:opacity="100%" style:text-position="0% 100%" fo:font-style="normal" officeooo:rsid="0045260e" fo:background-color="#ffffff" loext:char-shading-value="0" style:font-style-asian="normal" style:font-style-complex="normal"/>
    </style:style>
    <style:style style:name="T28" style:family="text">
      <style:text-properties fo:color="#000000" loext:opacity="100%" style:text-position="0% 100%" fo:font-style="normal" officeooo:rsid="0046a8c2" fo:background-color="#ffffff"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France une nouvelle place dans le monde</text:p>
      <text:p text:style-name="P2"/>
      <text:p text:style-name="P2">Visite officielle en 66 de De Gaulle au cambodge, pendant la guerre du vietnam:</text:p>
      <text:p text:style-name="P2"/>
      <text:p text:style-name="P8">Pourquoi De Galle va en visite pendant la guerre du vietnam ?</text:p>
      <text:p text:style-name="P2"/>
      <text:p text:style-name="P3">Il y va pour renouer les liens avec les colonies et pour faire un discours pour prendre ses distance avec les États-unis et les demander d’arrêter la guerre du vietnam.</text:p>
      <text:p text:style-name="P4">Dans ce monde de la guerre froide De Gaulle a une position singulière, <text:span text:style-name="T1">et il veut montrer au monde que la </text:span><text:span text:style-name="T2">F</text:span><text:span text:style-name="T1">rance est de retour.</text:span></text:p>
      <text:p text:style-name="P5">C’est la guerre d’Algérie qui à permis à la France de prendre cette position.</text:p>
      <text:p text:style-name="P5"/>
      <text:p text:style-name="P9">Comment la France va-t-elle redefinir son role dans le monde entre 1945 et <text:span text:style-name="T3">1974</text:span> <text:s/><text:span text:style-name="T4">(arrivé au pouvoir de valérie </text:span><text:span text:style-name="T5">giscard d’éstain</text:span><text:span text:style-name="T4">, premier président non guauliste) </text:span>?</text:p>
      <text:p text:style-name="P6"/>
      <text:p text:style-name="P7">De 45 à 70 la France va retrouver un role internationale en s’adaptant au boulversement du monde.</text:p>
      <text:p text:style-name="P7">Avant d’accepter la décolonisation et donc la <text:s/>perte de son empire, la France va mener deux guerre colonial en indo-chine(46-54) et la guerre d’Algérie(54-62), la guerre d’indo-chine sera à l’origine de la fin de la quatrième république et la fin du régime avec un retour du général de gaulle, ce retour va marquer un changement profond dans les institution et surtou la France va vouloir retrouver sa grandeur passé.</text:p>
      <text:p text:style-name="P7">De Gaulle va affirmer l’indépendance de la position de la France dans le monde, il va affirmer une voie singulière, il s’investit dans l’otan mais avec des spécificité et il va surtout poursuivre la participation à la construction européenne. <text:span text:style-name="T6">Dans le projet européen de gaulle a une voie singulière, il est pour l’europe des nation, il n’est pas pour l’europe fédérale.</text:span></text:p>
      <text:p text:style-name="P7"/>
      <text:p text:style-name="P10">I. La quatrième république face a de nouveaux défis de 46 à 58</text:p>
      <text:p text:style-name="P10"/>
      <text:p text:style-name="P12">12 ans 24 gouvernement.</text:p>
      <text:p text:style-name="P12">C’est le pouvoir législative qui a le plus de pouvoir.</text:p>
      <text:p text:style-name="P13">Cette quatrième république elle va devoir relever de nombreux défis.</text:p>
      <text:p text:style-name="P13">Premier défis: reconstruire la France.</text:p>
      <text:p text:style-name="P13">Deuxième défis: décolonisation</text:p>
      <text:p text:style-name="P13">Toisième défis: s’engager dans la construction européenne</text:p>
      <text:p text:style-name="P13"/>
      <text:p text:style-name="P24">A. Une nouvelle république</text:p>
      <text:p text:style-name="P14"/>
      <text:p text:style-name="P15">C’est une naissance qui est difficile parcequ’il fallait d’abord rétablir l’ordre en France.</text:p>
      <text:p text:style-name="P16"><text:soft-page-break/>Le gouvernement provisoir de la république française (gprf) va ce charger de remettre l’ordre en france (c’est de gualle qui est en charge).</text:p>
      <text:p text:style-name="P16">Il va<text:span text:style-name="T8">s</text:span> y avoir de nombreuse élections organiser où les femmes vont participer (elles ont eu le droit de vote en 1944). <text:span text:style-name="T7">De Gaulle va trés rapidement quitter le pouvoir parceque le projet de la nouvelle constitution ne lo convien</text:span><text:span text:style-name="T8">t</text:span><text:span text:style-name="T7"> pas parcequ’il pense que le pouvoir é</text:span><text:span text:style-name="T8">x</text:span><text:span text:style-name="T7">ecutif devrait être plus important que le pouvoir législative.</text:span></text:p>
      <text:p text:style-name="P17">La constitution de la 4e République est adoptée le 27 octobre 46, elle met en place un régime parlementaire avec une assemblée nationale qui a beaucoup de pouvoir. <text:span text:style-name="T9">Cette république est trés instable, il ya eu 24 gouvernement en 12 ans. Ce qui fait qu’elle est trés instable c’est le manque de scrutin, </text:span><text:span text:style-name="T10">c’est un scrutin à la proportionelle </text:span><text:span text:style-name="T11">(chaque parti donne une liste de candidat et va obtenir un nombre d’élu proportionelle au nombre de voies), </text:span><text:span text:style-name="T12">ça représente fidelement les réctorat mais par contre il est difficile de trouver un majorité parce qu’il faut faire des coalition, il faut que les partie s’entende. </text:span><text:span text:style-name="T13">Deux partie vont s’opposer au régime, le partie communiste à partir de 47 parce que c’est le début de la guerre froide, et le deuxième partie opposant à la république sont les gaulistes qu’on appelle le rassemblement du peuple français.</text:span></text:p>
      <text:p text:style-name="P18">Les coalition sont difficiles à trouver, elles sont fragiles instables et surtout ces coalitions sont souvent divisé en 2 grandes questions, <text:span text:style-name="T14">La décolonisation et vont être aussi divisé sur le projet de construction européenne.</text:span></text:p>
      <text:p text:style-name="P18"/>
      <text:p text:style-name="P25">B. La fin de l’empire coloniale</text:p>
      <text:p text:style-name="P19"/>
      <text:p text:style-name="P19">La France accepte trés male le processus de décolonisation, pourtant ce processus est encouragé par les deux grands mais aussi par l’ONU, <text:span text:style-name="T15">pour essayer de garder son empire coloniale, la France va le rebaptiser union française, il va y avoir de légère réforme pour donner plus de pouvoir au peuple colonise, mais ça ne va pas empecher la France dés 1945 de tomber dans la répression.</text:span></text:p>
      <text:p text:style-name="P20">Le 2 septembre 45 la france refuse la proclamation d’indépence du vietnam.</text:p>
      <text:p text:style-name="P20"/>
      <text:p text:style-name="P21">→ En indochine : première guerre de décolonisation. Pierre mandècfrance qui est le président du conseil va signer les accords de genève en juillet 64, ces accords sont importants car ils donnent l’indépendance au vietnam du laos et du cambodge.</text:p>
      <text:p text:style-name="P21"/>
      <text:p text:style-name="P22">→ C’est aussi les débuts des évenement d’algérie, ils se déclanchent avec le soulevement du premier novembre 54 avec la toussain rouge, il va y avoir une escalade très rapide parce que l’algérie est considéré comme un prolongement de la france de l’autre cotés de la mère méditerranée <text:span text:style-name="T16">et surtout c’est ce qu’on appelle </text:span><text:span text:style-name="T17">une colonie de peuplement</text:span><text:span text:style-name="T19">, très vite il ya une répréssion menée par l’armée française avec un refus de toute négociation de la part du fln.</text:span></text:p>
      <text:p text:style-name="P23"><text:span text:style-name="T19">À </text:span><text:span text:style-name="T18">la même période en 56 la quatrième république accepte l’indépendance de deux protéctorat, le maroc et la tunisie, </text:span><text:span text:style-name="T20">et elle commence à organisée l’autonomie des deux grandes colonies africaines</text:span><text:span text:style-name="T21">(aof : afrique occidentale française et aef : afrique equatorial </text:span><text:soft-page-break/><text:span text:style-name="T21">française) : avec une loi : la loi cadre defaire </text:span><text:span text:style-name="T22">qui donne de l’économie à l’aof et l’aef qui aboutira à l’indépendance de l’aof et l’aef.</text:span></text:p>
      <text:p text:style-name="P23"/>
      <text:p text:style-name="P26"><text:span text:style-name="T22">C. </text:span><text:span text:style-name="T18">Les débuts de la construction européenne</text:span></text:p>
      <text:p text:style-name="P26"/>
      <text:p text:style-name="P34">L’europe va être une solution pour résté une puissance face à la perte des colonies.</text:p>
      <text:p text:style-name="P34">Ce projet est soutenu par les états-unis pour plusieurs raisons : pour faire entrer l’europe dans le projet liberal, pour trouver un marcher sur pour les déboucher des production américaine, et aussi pour renforcer l’europe occidentale par rapport a la progression du communisme.</text:p>
      <text:p text:style-name="P33"/>
      <text:p text:style-name="P27"><text:span text:style-name="T23">Le permier pas décisive de cette construction passe d’abord par un raprochement franco-allemend parce que la france et l’allemagne se sont afronter 3 fois depuis la fin du 19</text:span><text:span text:style-name="T24">e</text:span><text:span text:style-name="T25"> siècle. Ce projets est soutenu par les pères de l’europe (Jean monet, Robert schumann qui est ministre des affaires étrangères), </text:span><text:span text:style-name="T26">les deux vont engagés 6 pays européen dans un projet, ce projet c’est la ceca en 1951 (communauté autour du charbon et de l’acier). C’est 6 pays c’est La France, l’Italie, l’Allemagne et le BENELUX.</text:span></text:p>
      <text:p text:style-name="P28"><text:span text:style-name="T25">Le projet va s’élargir en 1957 avec la création de la CEE avec les traités de romes toujours avec les 6 mêmes membres, </text:span><text:span text:style-name="T27">le premier traités c’est la CEE et le deuxième traités c’est l’euratom. </text:span><text:span text:style-name="T28">Ces traités sont portés par les pères de l’europe.</text:span></text:p>
      <text:p text:style-name="P29"><text:span text:style-name="T28">L</text:span><text:span text:style-name="T25">a France accepte les traités de 1957 parcequ’elle a subi une humiliation par la grande bretagne l’année d’avant a suez.</text:span></text:p>
      <text:p text:style-name="P35">La France accepte en participan a ce projet de perdre une partie de sa souveraineté mais dans le même temps elle préfère participer a un projet qui va redonner de la puissance a l’europe de l’ouest.</text:p>
      <text:p text:style-name="P21"/>
      <text:p text:style-name="P21"/>
      <text:p text:style-name="P21"/>
      <text:p text:style-name="P11"/>
      <text:p text:style-name="P19"/>
      <text:p text:style-name="P16"/>
      <text:p text:style-name="P16"/>
      <text:p text:style-name="P10"/>
      <text:p text:style-name="P17"/>
      <text:p text:style-name="P10"/>
      <text:p text:style-name="P6"/>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04:34.471387412</meta:creation-date>
    <meta:generator>LibreOffice/7.5.0.3$Linux_X86_64 LibreOffice_project/50$Build-3</meta:generator>
    <dc:date>2023-03-08T10:09:40.825106986</dc:date>
    <meta:editing-duration>PT5H16M26S</meta:editing-duration>
    <meta:editing-cycles>49</meta:editing-cycles>
    <meta:document-statistic meta:table-count="0" meta:image-count="0" meta:object-count="0" meta:page-count="3" meta:paragraph-count="36" meta:word-count="1118" meta:character-count="6647" meta:non-whitespace-character-count="5563"/>
  </office:meta>
</office:document-meta>
</file>